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8pt" fo:font-style="normal" style:font-size-asian="18pt" style:font-style-asian="normal" style:font-size-complex="18pt" style:font-style-complex="normal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2.25pt" style:font-size-complex="14pt"/>
    </style:style>
    <style:style style:name="P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Standard">
      <style:text-properties fo:font-size="22pt" style:font-size-asian="19.25pt" style:font-size-complex="22pt"/>
    </style:style>
    <style:style style:name="P11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5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5">
      <style:text-properties fo:font-size="14pt" fo:font-weight="normal" officeooo:paragraph-rsid="0009b2c9" style:font-size-asian="14pt" style:font-weight-asian="normal" style:font-size-complex="14pt" style:font-weight-complex="normal"/>
    </style:style>
    <style:style style:name="P14" style:family="paragraph" style:parent-style-name="Standard" style:list-style-name="L6"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7"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8"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9"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0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2">
      <style:text-properties fo:font-size="14pt" style:font-size-asian="14pt" style:font-size-complex="14pt"/>
    </style:style>
    <style:style style:name="P20" style:family="paragraph" style:parent-style-name="Standard" style:list-style-name="L4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5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L5">
      <style:text-properties fo:font-size="14pt" fo:font-weight="bold" officeooo:paragraph-rsid="0009b2c9" style:font-size-asian="14pt" style:font-weight-asian="bold" style:font-size-complex="14pt" style:font-weight-complex="bold"/>
    </style:style>
    <style:style style:name="P23" style:family="paragraph" style:parent-style-name="Standard" style:list-style-name="L3"/>
    <style:style style:name="P24" style:family="paragraph" style:parent-style-name="Standard" style:list-style-name="L3">
      <style:text-properties fo:font-weight="normal" style:font-weight-asian="normal" style:font-weight-complex="normal"/>
    </style:style>
    <style:style style:name="P25" style:family="paragraph" style:parent-style-name="Standard" style:list-style-name="L4">
      <style:text-properties fo:font-weight="normal" style:font-weight-asian="normal" style:font-weight-complex="normal"/>
    </style:style>
    <style:style style:name="P26" style:family="paragraph" style:parent-style-name="Standard" style:list-style-name="L5">
      <style:text-properties fo:font-weight="normal" style:font-weight-asian="normal" style:font-weight-complex="normal"/>
    </style:style>
    <style:style style:name="P27" style:family="paragraph" style:parent-style-name="Standard" style:list-style-name="L5">
      <style:text-properties fo:font-weight="normal" officeooo:paragraph-rsid="000ac162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ac162" style:font-size-asian="14pt" style:font-size-complex="14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italic" style:font-size-asian="12.25pt" style:font-style-asian="italic" style:font-size-complex="14pt" style:font-style-complex="italic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style="normal" style:font-size-asian="12.25pt" style:font-style-asian="normal" style:font-size-complex="14pt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super 58%" fo:font-size="14pt" style:font-size-asian="14pt" style:font-size-complex="14pt"/>
    </style:style>
    <style:style style:name="T12" style:family="text">
      <style:text-properties officeooo:rsid="0009b2c9"/>
    </style:style>
    <style:style style:name="T13" style:family="text">
      <style:text-properties officeooo:rsid="000ac162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imona Andreea Badoiu</text:p>
      <text:p text:style-name="P10"/>
      <text:p text:style-name="P3">Contact information: </text:p>
      <text:p text:style-name="Standard"><text:span text:style-name="T8"><text:tab/></text:span><text:span text:style-name="T6">Address:</text:span><text:span text:style-name="T5"> </text:span><text:span text:style-name="T1">Splaiul Independentei street, number 290, P5 block, room 404, sector <text:tab/><text:tab/> <text:s text:c="4"/>6, Bucharest</text:span></text:p>
      <text:p text:style-name="Standard"><text:span text:style-name="T1"><text:tab/></text:span><text:span text:style-name="T5">Mobile:</text:span><text:span text:style-name="T1"> +40 729 89 44 37</text:span></text:p>
      <text:p text:style-name="Standard"><text:span text:style-name="T1"><text:tab/></text:span><text:span text:style-name="T5">e-mail:</text:span><text:span text:style-name="T1"> </text:span><text:a xlink:type="simple" xlink:href="mailto:simonaandreea.badoiu@gmail.com"><text:span text:style-name="T1">simonaandreea.badoiu@gmail.com</text:span></text:a></text:p>
      <text:p text:style-name="P4"/>
      <text:p text:style-name="P1">Objective:</text:p>
      <text:p text:style-name="P1"><text:tab/><text:span text:style-name="T3">Software Engineering Intern</text:span></text:p>
      <text:p text:style-name="P6"/>
      <text:p text:style-name="P1">Education: </text:p>
      <text:p text:style-name="P1"><text:span text:style-name="T1"><text:tab/></text:span><text:span text:style-name="T4">October 2010 - Present</text:span><text:span text:style-name="T1"><text:tab/></text:span></text:p>
      <text:p text:style-name="P4"><text:tab/>Politehnica University of Bucharest, Romania</text:p>
      <text:p text:style-name="P4"><text:tab/>Faculty of Automatic Control and Computer Science </text:p>
      <text:p text:style-name="P4"/>
      <text:p text:style-name="P4"><text:tab/><text:span text:style-name="T9">September 2006 – June 2012</text:span></text:p>
      <text:p text:style-name="P4"><text:span text:style-name="T9"><text:tab/></text:span><text:span text:style-name="T10">„Mihai Viteazul” National College, Slobozia, Romania</text:span></text:p>
      <text:p text:style-name="P7"><text:tab/>Computer Science and Mathematics Major</text:p>
      <text:p text:style-name="P7"/>
      <text:p text:style-name="P2">Computer skills:</text:p>
      <text:p text:style-name="P1"><text:span text:style-name="T10"><text:tab/></text:span><text:span text:style-name="T4">Programming languages:</text:span></text:p>
      <text:list xml:id="list6586309074661864007" text:style-name="L1">
        <text:list-item>
          <text:list>
            <text:list-item>
              <text:list>
                <text:list-item>
                  <text:p text:style-name="P11">Good knowledge: Java</text:p>
                </text:list-item>
                <text:list-item>
                  <text:p text:style-name="P11">Medium knowledge: C, C++</text:p>
                </text:list-item>
                <text:list-item>
                  <text:p text:style-name="P11">Beginner: Matlab, <text:s/>Prolog, Scheme, Haskell, CLIPS</text:p>
                </text:list-item>
              </text:list>
            </text:list-item>
          </text:list>
        </text:list-item>
      </text:list>
      <text:p text:style-name="P7"><text:tab/></text:p>
      <text:p text:style-name="P4"><text:span text:style-name="T10"><text:tab/></text:span><text:span text:style-name="T9">School projects:</text:span></text:p>
      <text:p text:style-name="P5"><text:tab/>- Java:</text:p>
      <text:list xml:id="list654849164045574170" text:style-name="L2">
        <text:list-item>
          <text:list>
            <text:list-item>
              <text:list>
                <text:list-header>
                  <text:p text:style-name="P19"><text:span text:style-name="T9">- </text:span><text:span text:style-name="T10">expression interpretor using visitor pattern</text:span></text:p>
                  <text:p text:style-name="P19"><text:span text:style-name="T9">-</text:span><text:span text:style-name="T10"> encryption/decryption system</text:span></text:p>
                  <text:p text:style-name="P19"><text:span text:style-name="T9">- </text:span><text:span text:style-name="T10">implementation of some Unix shell commands</text:span></text:p>
                  <text:p text:style-name="P19"><text:span text:style-name="T9">- </text:span><text:span text:style-name="T10">spell corrector</text:span></text:p>
                </text:list-header>
              </text:list>
            </text:list-item>
          </text:list>
        </text:list-item>
      </text:list>
      <text:p text:style-name="P5"><text:tab/>- C/C++:</text:p>
      <text:list xml:id="list6757060254880234803" text:style-name="L3">
        <text:list-item>
          <text:list>
            <text:list-item>
              <text:list>
                <text:list-header>
                  <text:p text:style-name="P23"><text:span text:style-name="T4">- </text:span><text:span text:style-name="T7">Communication Protocols implementation</text:span></text:p>
                  <text:p text:style-name="P24"><text:span text:style-name="T4">-</text:span><text:span text:style-name="T1"> Rubick's cube, using openGL</text:span></text:p>
                  <text:p text:style-name="P24"><text:span text:style-name="T4">- </text:span><text:span text:style-name="T1">Very simple football game, using openGL</text:span></text:p>
                </text:list-header>
              </text:list>
            </text:list-item>
          </text:list>
        </text:list-item>
      </text:list>
      <text:list xml:id="list550501274142446392" text:style-name="L4">
        <text:list-item>
          <text:list>
            <text:list-item>
              <text:p text:style-name="P20">Haskell:</text:p>
              <text:list>
                <text:list-header>
                  <text:p text:style-name="P25"><text:span text:style-name="T4">-</text:span><text:span text:style-name="T1"> regex matcher</text:span></text:p>
                </text:list-header>
              </text:list>
            </text:list-item>
            <text:list-item>
              <text:p text:style-name="P20">Scheme:</text:p>
              <text:list>
                <text:list-header>
                  <text:p text:style-name="P25"><text:span text:style-name="T4">-</text:span><text:span text:style-name="T1"> expressions parser and corrector</text:span></text:p>
                </text:list-header>
              </text:list>
            </text:list-item>
            <text:list-item>
              <text:p text:style-name="P25"><text:span text:style-name="T4">Git account:</text:span><text:span text:style-name="T1"> </text:span><text:a xlink:type="simple" xlink:href="https://github.com/simonabadoiu"><text:span text:style-name="T1">https://github.com/simonabadoiu</text:span></text:a></text:p>
            </text:list-item>
          </text:list>
        </text:list-item>
      </text:list>
      <text:p text:style-name="P7"><text:soft-page-break/></text:p>
      <text:p text:style-name="P2">Competitions:</text:p>
      <text:list xml:id="list6448374556200766568" text:style-name="L5">
        <text:list-item>
          <text:list>
            <text:list-item>
              <text:p text:style-name="P21">Mozilla Firefox Add-on competition - 2011</text:p>
              <text:p text:style-name="P26"><text:span text:style-name="T1">Developed a Firefox add-on and won 3</text:span><text:span text:style-name="T11">rd</text:span><text:span text:style-name="T1"> prize with it.</text:span></text:p>
            </text:list-item>
            <text:list-item>
              <text:p text:style-name="P21">Hackathon – team participation – 2012</text:p>
              <text:p text:style-name="P12">Developed Android application Clouds[1] which won Popularity Award</text:p>
              <text:p text:style-name="P26"><text:span text:style-name="T1">[1]: </text:span><text:a xlink:type="simple" xlink:href="https://github.com/exilonX/Clouds"><text:span text:style-name="T1">https://github.com/exilonX/Clouds</text:span></text:a></text:p>
            </text:list-item>
            <text:list-item>
              <text:p text:style-name="P22">Hackathon – team participation – 201<text:span text:style-name="T12">3</text:span></text:p>
              <text:p text:style-name="P13">Developed <text:span text:style-name="T13">RaspberryPi application[2]</text:span></text:p>
              <text:p text:style-name="P27"><text:span text:style-name="T1">[</text:span><text:span text:style-name="T2">2</text:span><text:span text:style-name="T1">]: </text:span><text:a xlink:type="simple" xlink:href="https://github.com/dmincu/Raspberrula"><text:span text:style-name="T2">https://github.com/dmincu/Raspberrula</text:span></text:a></text:p>
              <text:p text:style-name="P27"><text:span text:style-name="T2"/></text:p>
            </text:list-item>
          </text:list>
        </text:list-item>
      </text:list>
      <text:p text:style-name="P2">Other activities:</text:p>
      <text:p text:style-name="P2"><text:tab/><text:span text:style-name="T4">Summer practice</text:span></text:p>
      <text:list xml:id="list8813710523200404578" text:style-name="L6">
        <text:list-item>
          <text:list>
            <text:list-item>
              <text:list>
                <text:list-item>
                  <text:p text:style-name="P14">participated in Android and openGL trainings during 6 weeks</text:p>
                  <text:p text:style-name="P14"/>
                </text:list-item>
              </text:list>
            </text:list-item>
          </text:list>
        </text:list-item>
      </text:list>
      <text:p text:style-name="P8"><text:span text:style-name="T1"><text:tab/></text:span><text:span text:style-name="T4">BEST(Board of European Students of Technology) Bucharest Member</text:span></text:p>
      <text:list xml:id="list2902309609543637371" text:style-name="L7">
        <text:list-item>
          <text:list>
            <text:list-item>
              <text:list>
                <text:list-item>
                  <text:p text:style-name="P15">PR responsible for summer international event(site for the event)</text:p>
                </text:list-item>
              </text:list>
            </text:list-item>
          </text:list>
        </text:list-item>
      </text:list>
      <text:p text:style-name="P7"/>
      <text:p text:style-name="P5"><text:span text:style-name="T10"><text:tab/></text:span>CEATA Organization</text:p>
      <text:p text:style-name="P7"><text:tab/><text:tab/>- Organized „Software Freedom Day” in Bucharest - 2011</text:p>
      <text:p text:style-name="P7"/>
      <text:p text:style-name="P5"><text:span text:style-name="T10"><text:tab/></text:span>Intercultural skills</text:p>
      <text:list xml:id="list8646331647981594796" text:style-name="L8">
        <text:list-item>
          <text:list>
            <text:list-item>
              <text:list>
                <text:list-item>
                  <text:p text:style-name="P16">participated in four „Youth in Action” projects promoting environmental sustainability</text:p>
                </text:list-item>
              </text:list>
            </text:list-item>
          </text:list>
        </text:list-item>
      </text:list>
      <text:p text:style-name="P7"/>
      <text:p text:style-name="P2">Languages:</text:p>
      <text:list xml:id="list6435337302134125758" text:style-name="L9">
        <text:list-item>
          <text:list>
            <text:list-item>
              <text:p text:style-name="P17">Romanian: Native</text:p>
            </text:list-item>
            <text:list-item>
              <text:p text:style-name="P17">English: Fluent</text:p>
            </text:list-item>
            <text:list-item>
              <text:p text:style-name="P17">French: Basic</text:p>
            </text:list-item>
          </text:list>
        </text:list-item>
      </text:list>
      <text:p text:style-name="P7"/>
      <text:p text:style-name="P2">Interests and Hobbies:</text:p>
      <text:list xml:id="list2116491583025359731" text:style-name="L10">
        <text:list-item>
          <text:list>
            <text:list-item>
              <text:p text:style-name="P18">Open source development and comunities</text:p>
            </text:list-item>
            <text:list-item>
              <text:p text:style-name="P18">Photography, travelling, hiking</text:p>
            </text:list-item>
          </text:list>
        </text:list-item>
      </text:list>
      <text:p text:style-name="P7"/>
      <text:p text:style-name="P7"/>
      <text:list xml:id="list114804792157321" text:continue-list="list8646331647981594796" text:style-name="L8">
        <text:list-item>
          <text:list>
            <text:list-item>
              <text:list>
                <text:list-header>
                  <text:p text:style-name="P16"/>
                </text:list-header>
              </text:list>
            </text:list-item>
          </text:list>
        </text:list-item>
      </text:list>
      <text:p text:style-name="P7"><text:tab/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size="14pt" style:font-name-asian="OpenSymbol1" style:font-size-asian="12.25pt" style:font-name-complex="OpenSymbol1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23:10:27.03</meta:creation-date>
    <dc:date>2013-10-29T11:48:04.705000000</dc:date>
    <meta:editing-duration>PT2H1M13S</meta:editing-duration>
    <meta:editing-cycles>39</meta:editing-cycles>
    <meta:generator>LibreOffice/4.1.2.3$Windows_x86 LibreOffice_project/40b2d7fde7e8d2d7bc5a449dc65df4d08a7dd38</meta:generator>
    <meta:document-statistic meta:table-count="0" meta:image-count="0" meta:object-count="0" meta:page-count="2" meta:paragraph-count="64" meta:word-count="278" meta:character-count="1961" meta:non-whitespace-character-count="1736"/>
  </office:meta>
</office:document-meta>
</file>